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 fo:text-align="center" style:justify-single-word="false"/>
      <style:text-properties style:font-name="DejaVu Sans Mono" fo:font-size="15pt" style:text-underline-style="solid" style:text-underline-width="auto" style:text-underline-color="font-color" fo:font-weight="bold" officeooo:paragraph-rsid="000a394c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5pt" style:text-underline-style="none" fo:font-weight="normal" officeooo:paragraph-rsid="000a394c" style:font-size-asian="15pt" style:font-weight-asian="normal" style:font-size-complex="15pt" style:font-weight-complex="normal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5pt" style:text-underline-style="none" fo:font-weight="bold" officeooo:rsid="000a394c" officeooo:paragraph-rsid="000a394c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5pt" style:text-underline-style="none" fo:font-weight="normal" officeooo:rsid="000a394c" officeooo:paragraph-rsid="000a394c" style:font-size-asian="15pt" style:font-weight-asian="normal" style:font-size-complex="15pt" style:font-weight-complex="normal"/>
    </style:style>
    <style:style style:name="T1" style:family="text">
      <style:text-properties officeooo:rsid="000a39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y After Day, Jesus R</text:span>e<text:span text:style-name="T1">igns</text:span></text:p>
      <text:p text:style-name="P2"/>
      <text:p text:style-name="P3">VERSE 1</text:p>
      <text:p text:style-name="P4">In the morning as I pray for the day that You have made</text:p>
      <text:p text:style-name="P4">I have hope and I have peace for Your presence is with me</text:p>
      <text:p text:style-name="P4">So whatever comes my way, Lord remind me of this grace</text:p>
      <text:p text:style-name="P4">I can face it with this hope: Jesus won’t forget His own</text:p>
      <text:p text:style-name="P4"/>
      <text:p text:style-name="P3">CHORUS</text:p>
      <text:p text:style-name="P4">Jesus holds me safely in His hands</text:p>
      <text:p text:style-name="P4">Ever close he leads me in His plans</text:p>
      <text:p text:style-name="P4">When I can’t see the way, I have hope and I have faith</text:p>
      <text:p text:style-name="P4">Day after day, Jesus reigns</text:p>
      <text:p text:style-name="P4"/>
      <text:p text:style-name="P3">VERSE 2</text:p>
      <text:p text:style-name="P4">In the evening as I rest I recall Your faithfulness</text:p>
      <text:p text:style-name="P4">How You never left my side from the morning to the night</text:p>
      <text:p text:style-name="P4">Now until the dawning sun, be the light that leads me on</text:p>
      <text:p text:style-name="P4">I can face it with this hope: Jesus won’t forget His own</text:p>
      <text:p text:style-name="P4"/>
      <text:p text:style-name="P3">CHORUS</text:p>
      <text:p text:style-name="P3"/>
      <text:p text:style-name="P3">BRIDGE (x2)</text:p>
      <text:p text:style-name="P4">Always before me, and always beside me</text:p>
      <text:p text:style-name="P4">My shepherd is always close</text:p>
      <text:p text:style-name="P4">Morning to evening, each day that I’m given</text:p>
      <text:p text:style-name="P4">My shepherd is always close</text:p>
      <text:p text:style-name="P4"/>
      <text:p text:style-name="P3">VERSE 3</text:p>
      <text:p text:style-name="P4">For tomorrow this I pray: Father help me live Your way</text:p>
      <text:p text:style-name="P4">Every breath and every word, for the glory of the Lord</text:p>
      <text:p text:style-name="P4">If the day should test my faith, </text:p>
      <text:p text:style-name="P4">Or fill my heart with songs of praise</text:p>
      <text:p text:style-name="P4">I can face it with this hope: Jesus won’t forget His own</text:p>
      <text:p text:style-name="P4"/>
      <text:p text:style-name="P3">CHORUS</text:p>
      <text:p text:style-name="P3"/>
      <text:p text:style-name="P3">OUTRO</text:p>
      <text:p text:style-name="P4">Day after day Jesus reign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© 2023 CityAlight Music (admin. Integrity Music). CCLI: 7220648 <text:s/>All rights reserved. International copyright secured. Used by permission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7T18:35:12.605613297</meta:creation-date>
    <meta:generator>LibreOffice/24.8.7.2$Linux_X86_64 LibreOffice_project/480$Build-2</meta:generator>
    <dc:date>2025-10-07T18:44:03.951887801</dc:date>
    <meta:editing-duration>PT8M51S</meta:editing-duration>
    <meta:editing-cycles>1</meta:editing-cycles>
    <meta:document-statistic meta:table-count="0" meta:image-count="0" meta:object-count="0" meta:page-count="1" meta:paragraph-count="32" meta:word-count="242" meta:character-count="1206" meta:non-whitespace-character-count="994"/>
  </office:meta>
</office:document-meta>
</file>